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EON RUDAS DE YOSEF JANETT DEL RO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26707474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ECTOR UBERTO LEON CHIGN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6065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3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1/08/2021</text:p>
          </table:table-cell>
          <table:table-cell table:style-name="Tabla2.A2" office:value-type="string">
            <text:p text:style-name="P9">935306</text:p>
          </table:table-cell>
          <table:table-cell table:style-name="Tabla2.A2" office:value-type="string">
            <text:p text:style-name="P9">17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5:27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